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ffffff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001b9a" draw:stroke="none" fo:margin="1.000000000000000pt" style:wrap="biggest" style:wrap-dynamic-threshold="0.000000000000000pt" svg:fill-rule="evenodd"/>
    </style:style>
    <style:style style:name="gr4" style:family="graphic">
      <style:graphic-properties draw:fill="solid" draw:fill-color="#e70000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"/>
        </draw:layer-set>
        <draw:g draw:style-name="gr1" draw:id="shape1" svg:y="0.00000000000pt">
          <draw:rect draw:style-name="gr2" draw:id="shape2" draw:name="rect171" draw:layer="" svg:width="149.99978400000pt" svg:height="100.00000000000pt"/>
          <draw:rect draw:style-name="gr3" draw:id="shape3" draw:name="rect403" draw:layer="" svg:width="149.99978400000pt" svg:height="33.33328560000pt" svg:x="0.00000000000pt" svg:y="33.33330080000pt"/>
          <draw:rect draw:style-name="gr4" draw:id="shape4" draw:name="rect135" draw:layer="" svg:width="149.99978400000pt" svg:height="16.66664240000pt"/>
          <draw:rect draw:style-name="gr4" draw:id="shape5" draw:name="rect136" draw:layer="" svg:width="149.99978400000pt" svg:height="16.66664240000pt" svg:x="0.00000000000pt" svg:y="83.33330400000pt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33:26</dc:date>
    <meta:creation-date>2011-05-22T06:12:06</meta:creation-date>
    <dc:creator>Yue Liu</dc:creator>
  </office:meta>
</office:document-meta>
</file>